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T1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5b6e3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08b25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9373a5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5f8c8a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#ifndef </text:span><text:span text:style-name="T9">MBR</text:span><text:line-break/><text:span text:style-name="T2">#define </text:span><text:span text:style-name="T9">MBR</text:span><text:line-break/><text:span text:style-name="T2">#include </text:span><text:span text:style-name="T3">"partitionData.h"</text:span><text:line-break/><text:span text:style-name="T2">#include </text:span><text:span text:style-name="T3">"vdiFile.h"</text:span><text:line-break/><text:span text:style-name="T2">#pragma </text:span><text:span text:style-name="T6">pack(</text:span><text:span text:style-name="T8">1</text:span><text:span text:style-name="T6">)</text:span><text:line-break/><text:line-break/><text:span text:style-name="T4">const unsigned short </text:span><text:span text:style-name="T6">BOOT_SECTOR_MAGIC = </text:span><text:span text:style-name="T8">0xaa55</text:span><text:span text:style-name="T4">;</text:span><text:line-break/><text:line-break/><text:span text:style-name="T4">struct </text:span><text:span text:style-name="T5">mbrSector</text:span><text:span text:style-name="T6">{</text:span><text:line-break/><text:span text:style-name="T6"> <text:s text:c="3"/></text:span><text:span text:style-name="T4">unsigned char </text:span><text:span text:style-name="T10">bootStrapCode</text:span><text:span text:style-name="T6">[</text:span><text:span text:style-name="T8">446</text:span><text:span text:style-name="T6">]</text:span><text:span text:style-name="T4">;</text:span><text:line-break/><text:span text:style-name="T4"> <text:s text:c="3"/>struct </text:span><text:span text:style-name="T5">partitionEntry </text:span><text:span text:style-name="T10">partitionEntryInfo</text:span><text:span text:style-name="T6">[</text:span><text:span text:style-name="T8">4</text:span><text:span text:style-name="T6">]</text:span><text:span text:style-name="T4">;</text:span><text:line-break/><text:span text:style-name="T4"> <text:s text:c="3"/></text:span><text:span text:style-name="T12">uint16_t </text:span><text:span text:style-name="T10">bootSignature</text:span><text:span text:style-name="T4">;</text:span><text:line-break/><text:span text:style-name="T6">}</text:span><text:span text:style-name="T4">;</text:span><text:line-break/><text:line-break/><text:span text:style-name="T4">struct __attribute__</text:span><text:span text:style-name="T6">((packed)) </text:span><text:span text:style-name="T5">partitionFile</text:span><text:span text:style-name="T6">{</text:span><text:line-break/><text:span text:style-name="T6"> <text:s text:c="3"/></text:span><text:span text:style-name="T4">struct </text:span><text:span text:style-name="T5">vdiFile </text:span><text:span text:style-name="T6">* </text:span><text:span text:style-name="T10">file</text:span><text:span text:style-name="T4">;</text:span><text:line-break/><text:span text:style-name="T4"> <text:s text:c="3"/>struct </text:span><text:span text:style-name="T5">partitionEntry </text:span><text:span text:style-name="T10">partitionEntryInfo</text:span><text:span text:style-name="T6">[</text:span><text:span text:style-name="T8">4</text:span><text:span text:style-name="T6">]</text:span><text:span text:style-name="T4">;</text:span><text:line-break/><text:span text:style-name="T6">}</text:span><text:span text:style-name="T4">;</text:span><text:line-break/><text:line-break/><text:span text:style-name="T2">#endif</text:span></text:p>
      <text:p text:style-name="P1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21:23:05.138148976</meta:creation-date>
    <dc:date>2021-05-03T21:28:21.713180645</dc:date>
    <meta:editing-duration>PT5M17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" meta:word-count="39" meta:character-count="408" meta:non-whitespace-character-count="346"/>
  </office:meta>
</office:document-meta>
</file>